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left" draw:textarea-vertical-align="top" draw:auto-grow-height="false" fo:min-height="5.75cm" fo:min-width="2.5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textarea-horizontal-align="left" draw:textarea-vertical-align="top" draw:auto-grow-height="false" fo:min-height="2cm" fo:min-width="2.5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textarea-horizontal-align="left" draw:textarea-vertical-align="top" draw:auto-grow-height="false" fo:min-height="2.85cm" fo:min-width="2.85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left" draw:textarea-vertical-align="top" draw:auto-grow-height="false" fo:min-height="2.3cm" fo:min-width="2.85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left" draw:textarea-vertical-align="top" draw:auto-grow-height="false" fo:min-height="2.634cm" fo:min-width="3.2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left" draw:textarea-vertical-align="top" draw:auto-grow-height="false" fo:min-height="2.772cm" fo:min-width="2.8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start="Štýl_20_šípky_20_10" draw:marker-end="Štýl_20_šípky_20_9" draw:marker-end-width="0.3cm" draw:fill="none" draw:textarea-vertical-align="middle" loext:decorative="false"/>
    </style:style>
    <style:style style:name="gr8" style:family="graphic" style:parent-style-name="standard" style:list-style-name="L1">
      <style:graphic-properties draw:textarea-horizontal-align="left" draw:textarea-vertical-align="top" draw:auto-grow-height="false" fo:min-height="2.046cm" fo:min-width="2.85cm" style:writing-mode="lr-tb" loext:decorative="false"/>
      <style:paragraph-properties style:writing-mode="lr-tb"/>
    </style:style>
    <style:style style:name="gr9" style:family="graphic" style:parent-style-name="standard">
      <style:graphic-properties draw:marker-start="Štýl_20_šípky_20_12" draw:marker-end="Štýl_20_šípky_20_11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marker-start="Štýl_20_šípky_20_12" draw:textarea-vertical-align="middle" loext:decorative="false"/>
    </style:style>
    <style:style style:name="gr11" style:family="graphic" style:parent-style-name="standard" style:list-style-name="L1">
      <style:graphic-properties draw:textarea-horizontal-align="left" draw:textarea-vertical-align="top" draw:auto-grow-height="false" fo:min-height="2.312cm" fo:min-width="3.25cm" style:writing-mode="lr-tb" loext:decorative="false"/>
      <style:paragraph-properties style:writing-mode="lr-tb"/>
    </style:style>
    <style:style style:name="gr12" style:family="graphic" style:parent-style-name="standard">
      <style:graphic-properties draw:marker-start="Štýl_20_šípky_20_10" draw:marker-end="" draw:textarea-vertical-align="middle" loext:decorative="false"/>
    </style:style>
    <style:style style:name="gr13" style:family="graphic" style:parent-style-name="standard" style:list-style-name="L1">
      <style:graphic-properties draw:textarea-horizontal-align="left" draw:textarea-vertical-align="top" draw:auto-grow-height="false" fo:min-height="2cm" fo:min-width="2.831cm" style:writing-mode="lr-tb" loext:decorative="false"/>
      <style:paragraph-properties style:writing-mode="lr-tb"/>
    </style:style>
    <style:style style:name="gr14" style:family="graphic" style:parent-style-name="standard">
      <style:graphic-properties draw:marker-start="Štýl_20_šípky_20_10" draw:marker-end="Štýl_20_šípky_20_12" draw:textarea-vertical-align="middle" loext:decorative="false"/>
    </style:style>
    <style:style style:name="gr15" style:family="graphic" style:parent-style-name="standard" style:list-style-name="L1">
      <style:graphic-properties draw:textarea-horizontal-align="left" draw:textarea-vertical-align="top" draw:auto-grow-height="false" fo:min-height="2.252cm" fo:min-width="3.25cm" style:writing-mode="lr-tb" loext:decorative="false"/>
      <style:paragraph-properties style:writing-mode="lr-tb"/>
    </style:style>
    <style:style style:name="gr16" style:family="graphic" style:parent-style-name="standard">
      <style:graphic-properties draw:marker-start="Štýl_20_šípky_20_11" draw:marker-end="Štýl_20_šípky_20_12" draw:textarea-vertical-align="middle" loext:decorative="false"/>
    </style:style>
    <style:style style:name="gr17" style:family="graphic" style:parent-style-name="standard">
      <style:graphic-properties draw:marker-start="Štýl_20_šípky_20_12" draw:marker-end="Štýl_20_šípky_20_11" draw:textarea-vertical-align="middle" loext:decorative="false"/>
    </style:style>
    <style:style style:name="gr18" style:family="graphic" style:parent-style-name="standard" style:list-style-name="L1">
      <style:graphic-properties draw:textarea-horizontal-align="left" draw:textarea-vertical-align="top" draw:auto-grow-height="false" fo:min-height="1.95cm" fo:min-width="2.8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textarea-horizontal-align="left" draw:textarea-vertical-align="top" draw:auto-grow-height="false" fo:min-height="3.55cm" fo:min-width="3.25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left" draw:textarea-vertical-align="top" draw:auto-grow-height="false" fo:min-height="2.05cm" fo:min-width="2.75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26cm" fo:min-width="0.75cm" loext:decorative="false"/>
      <style:paragraph-properties style:writing-mode="lr-tb"/>
    </style:style>
    <style:style style:name="gr22" style:family="graphic" style:parent-style-name="standard">
      <style:graphic-properties draw:textarea-vertical-align="middle" loext:decorative="false"/>
    </style:style>
    <style:style style:name="gr23" style:family="graphic" style:parent-style-name="standard">
      <style:graphic-properties draw:marker-end="Štýl_20_šípky_20_12" draw:textarea-vertical-align="middle" loext:decorative="false"/>
    </style:style>
    <style:style style:name="gr24" style:family="graphic" style:parent-style-name="standard" style:list-style-name="L1">
      <style:graphic-properties draw:textarea-horizontal-align="left" draw:textarea-vertical-align="top" draw:auto-grow-height="false" fo:min-height="2.012cm" fo:min-width="2.5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italic" style:font-weight-asian="normal" style:font-name-complex="Lucida Sans" style:font-size-complex="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3" xml:id="id5" draw:id="id5" draw:layer="layout" svg:width="3cm" svg:height="6cm" svg:x="3.305cm" svg:y="6.25cm">
          <text:p text:style-name="P1"><text:span text:style-name="T1">asset</text:span></text:p>
          <text:p text:style-name="P2"><text:span text:style-name="T2">- id</text:span></text:p>
          <text:p text:style-name="P2"><text:span text:style-name="T2">- client_id</text:span></text:p>
          <text:p text:style-name="P2"><text:span text:style-name="T2">- status_id</text:span></text:p>
          <text:p text:style-name="P2"><text:span text:style-name="T2">- os_id</text:span></text:p>
          <text:p text:style-name="P2"><text:span text:style-name="T2">- model_id</text:span></text:p>
          <text:p text:style-name="P2"><text:span text:style-name="T3">--------------------</text:span></text:p>
          <text:p text:style-name="P2"><text:span text:style-name="T3">- status_id</text:span></text:p>
          <text:p text:style-name="P2"><text:span text:style-name="T3">- inventory_code</text:span></text:p>
          <text:p text:style-name="P2"><text:span text:style-name="T3">- serial_number</text:span></text:p>
          <text:p text:style-name="P2"><text:span text:style-name="T3">- hostname</text:span></text:p>
          <text:p text:style-name="P2"><text:span text:style-name="T3">- ip</text:span></text:p>
          <text:p text:style-name="P2"><text:span text:style-name="T3">-dhcp</text:span></text:p>
          <text:p text:style-name="P2"><text:span text:style-name="T3">- purchase_date</text:span></text:p>
          <text:p text:style-name="P2"><text:span text:style-name="T3">- params</text:span></text:p>
          <text:p text:style-name="P2"><text:span text:style-name="T3">- note</text:span></text:p>
          <text:p text:style-name="P2"><text:span text:style-name="T3">- create_datetime</text:span></text:p>
          <text:p text:style-name="P2"><text:span text:style-name="T3">- update_date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3cm" svg:height="2.25cm" svg:x="6.1cm" svg:y="1.5cm">
          <text:p text:style-name="P1"><text:span text:style-name="T1">clients</text:span></text:p>
          <text:p text:style-name="P2"><text:span text:style-name="T2">- id</text:span></text:p>
          <text:p text:style-name="P2"><text:span text:style-name="T3">--------------------</text:span></text:p>
          <text:p text:style-name="P2"><text:span text:style-name="T3">- name</text:span></text:p>
          <text:p text:style-name="P2"><text:span text:style-name="T3">- email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2" draw:id="id12" draw:layer="layout" svg:width="3.35cm" svg:height="3.1cm" svg:x="15.25cm" svg:y="3.8cm">
          <text:p text:style-name="P1"><text:span text:style-name="T1">employees</text:span></text:p>
          <text:p text:style-name="P2"><text:span text:style-name="T2">- id</text:span></text:p>
          <text:p text:style-name="P2"><text:span text:style-name="T2">- client_id</text:span></text:p>
          <text:p text:style-name="P2"><text:span text:style-name="T3">--------------------</text:span></text:p>
          <text:p text:style-name="P2"><text:span text:style-name="T3">- first_name</text:span></text:p>
          <text:p text:style-name="P2"><text:span text:style-name="T3">- last_name</text:span></text:p>
          <text:p text:style-name="P2"><text:span text:style-name="T3">- email</text:span></text:p>
          <text:p text:style-name="P2"><text:span text:style-name="T3">- phone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3" draw:id="id13" draw:layer="layout" svg:width="3.35cm" svg:height="2.55cm" svg:x="15.25cm" svg:y="7.2cm">
          <text:p text:style-name="P1"><text:span text:style-name="T1">offices</text:span></text:p>
          <text:p text:style-name="P2"><text:span text:style-name="T2">- id</text:span></text:p>
          <text:p text:style-name="P2"><text:span text:style-name="T2">- client_id</text:span></text:p>
          <text:p text:style-name="P2"><text:span text:style-name="T2">- location_id</text:span></text:p>
          <text:p text:style-name="P2"><text:span text:style-name="T3">--------------------</text:span></text:p>
          <text:p text:style-name="P2"><text:span text:style-name="T3">- room_number</text:span></text:p>
          <text:p text:style-name="P2"><text:span text:style-name="T3">- not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3" xml:id="id4" draw:id="id4" draw:layer="layout" svg:width="3.75cm" svg:height="2.884cm" svg:x="9.1cm" svg:y="12.416cm">
          <text:p text:style-name="P1"><text:span text:style-name="T1">asset_software</text:span></text:p>
          <text:p text:style-name="P2"><text:span text:style-name="T2">- asset_id</text:span></text:p>
          <text:p text:style-name="P2"><text:span text:style-name="T2">- license_id</text:span></text:p>
          <text:p text:style-name="P2"><text:span text:style-name="T2">- product_id</text:span></text:p>
          <text:p text:style-name="P2"><text:span text:style-name="T2">--------------------</text:span></text:p>
          <text:p text:style-name="P2"><text:span text:style-name="T3">- installed_at</text:span></text:p>
          <text:p text:style-name="P2"><text:span text:style-name="T3">- uninstalled_at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" draw:id="id1" draw:layer="layout" svg:width="3.35cm" svg:height="3.022cm" svg:x="23.55cm" svg:y="14.178cm">
          <text:p text:style-name="P1"><text:span text:style-name="T1">licenses</text:span></text:p>
          <text:p text:style-name="P2"><text:span text:style-name="T2">- id</text:span></text:p>
          <text:p text:style-name="P2"><text:span text:style-name="T2">- product_id</text:span></text:p>
          <text:p text:style-name="P2"><text:span text:style-name="T3">--------------------</text:span></text:p>
          <text:p text:style-name="P2"><text:span text:style-name="T3">- version</text:span></text:p>
          <text:p text:style-name="P2"><text:span text:style-name="T3">- license_key</text:span></text:p>
          <text:p text:style-name="P2"><text:span text:style-name="T3">- license_expires_on</text:span></text:p>
          <text:p text:style-name="P2"><text:span text:style-name="T3">- account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23.55cm" svg:y1="15.689cm" svg:x2="20.065cm" svg:y2="14.731cm" draw:start-shape="id1" draw:start-glue-point="5" draw:end-shape="id2" draw:end-glue-point="6" svg:d="M23550 15689h-3485v-958" svg:viewBox="0 0 3486 959">
          <text:p/>
        </draw:connector>
        <draw:custom-shape draw:style-name="gr8" draw:text-style-name="P3" xml:id="id3" draw:id="id3" draw:layer="layout" svg:width="3.35cm" svg:height="2.296cm" svg:x="23.55cm" svg:y="10.45cm">
          <text:p text:style-name="P1"><text:span text:style-name="T1">products</text:span></text:p>
          <text:p text:style-name="P2"><text:span text:style-name="T2">- id</text:span></text:p>
          <text:p text:style-name="P2"><text:span text:style-name="T3">--------------------</text:span></text:p>
          <text:p text:style-name="P2"><text:span text:style-name="T3">- name</text:span></text:p>
          <text:p text:style-name="P2"><text:span text:style-name="T3">- vendor</text:span></text:p>
          <text:p text:style-name="P2"><text:span text:style-name="T3">- note</text:span></text:p>
          <text:p text:style-name="P2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svg:x1="20.065cm" svg:y1="12.981cm" svg:x2="23.55cm" svg:y2="11.598cm" draw:start-shape="id2" draw:start-glue-point="4" draw:end-shape="id3" draw:end-glue-point="5" svg:d="M20065 12981v-1383h3485" svg:viewBox="0 0 3486 1384">
          <text:p text:style-name="P5"><text:span text:style-name="T4"/></text:p>
        </draw:connector>
        <draw:connector draw:style-name="gr10" draw:text-style-name="P5" draw:layer="layout" svg:x1="9.1cm" svg:y1="13.858cm" svg:x2="6.305cm" svg:y2="9.25cm" draw:start-shape="id4" draw:start-glue-point="5" draw:end-shape="id5" svg:d="M9100 13858h-1397v-4608h-1398" svg:viewBox="0 0 2796 4609">
          <text:p/>
        </draw:connector>
        <draw:custom-shape draw:style-name="gr11" draw:text-style-name="P3" xml:id="id6" draw:id="id6" draw:layer="layout" svg:width="3.75cm" svg:height="2.562cm" svg:x="9.1cm" svg:y="9.438cm">
          <text:p text:style-name="P1"><text:span text:style-name="T1">os</text:span></text:p>
          <text:p text:style-name="P2"><text:span text:style-name="T2">- id</text:span></text:p>
          <text:p text:style-name="P2"><text:span text:style-name="T3">--------------------</text:span></text:p>
          <text:p text:style-name="P2"><text:span text:style-name="T3">-code</text:span></text:p>
          <text:p text:style-name="P2"><text:span text:style-name="T3">- name</text:span></text:p>
          <text:p text:style-name="P2"><text:span text:style-name="T3">- version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9.1cm" svg:y1="10.719cm" svg:x2="6.305cm" svg:y2="9.25cm" draw:start-shape="id6" draw:start-glue-point="5" draw:end-shape="id5" svg:d="M9100 10719h-1397v-1469h-1398" svg:viewBox="0 0 2796 1470">
          <text:p/>
        </draw:connector>
        <draw:custom-shape draw:style-name="gr13" draw:text-style-name="P3" xml:id="id7" draw:id="id7" draw:layer="layout" svg:width="3.331cm" svg:height="2.25cm" svg:x="15.25cm" svg:y="14.6cm">
          <text:p text:style-name="P1"><text:span text:style-name="T1">device_types</text:span></text:p>
          <text:p text:style-name="P2"><text:span text:style-name="T2">- id</text:span></text:p>
          <text:p text:style-name="P2"><text:span text:style-name="T3">--------------------</text:span></text:p>
          <text:p text:style-name="P2"><text:span text:style-name="T3">- code</text:span></text:p>
          <text:p text:style-name="P2"><text:span text:style-name="T3">- name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5" draw:layer="layout" svg:x1="15.25cm" svg:y1="15.725cm" svg:x2="12.85cm" svg:y2="17.049cm" draw:start-shape="id7" draw:start-glue-point="5" draw:end-shape="id8" draw:end-glue-point="7" svg:d="M15250 15725h-1200v1324h-1200" svg:viewBox="0 0 2401 1325">
          <text:p/>
        </draw:connector>
        <draw:custom-shape draw:style-name="gr15" draw:text-style-name="P3" xml:id="id8" draw:id="id8" draw:layer="layout" svg:width="3.75cm" svg:height="2.502cm" svg:x="9.1cm" svg:y="15.798cm">
          <text:p text:style-name="P1"><text:span text:style-name="T1">models</text:span></text:p>
          <text:p text:style-name="P2"><text:span text:style-name="T2">- id</text:span></text:p>
          <text:p text:style-name="P2"><text:span text:style-name="T2">- device_type_id</text:span></text:p>
          <text:p text:style-name="P2"><text:span text:style-name="T2">- manufacturer_id</text:span></text:p>
          <text:p text:style-name="P2"><text:span text:style-name="T3">--------------------</text:span></text:p>
          <text:p text:style-name="P2"><text:span text:style-name="T3">- name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svg:x1="12.85cm" svg:y1="17.049cm" svg:x2="15.25cm" svg:y2="18.25cm" draw:start-shape="id8" draw:start-glue-point="7" draw:end-shape="id9" draw:end-glue-point="5" svg:d="M12850 17049h1201v1201h1199" svg:viewBox="0 0 2401 1202">
          <text:p/>
        </draw:connector>
        <draw:connector draw:style-name="gr17" draw:text-style-name="P5" draw:layer="layout" svg:x1="3.305cm" svg:y1="9.25cm" svg:x2="6.1cm" svg:y2="2.625cm" draw:start-shape="id5" draw:start-glue-point="5" draw:end-shape="id10" draw:end-glue-point="5" svg:d="M3305 9250h-501v-6625h3296" svg:viewBox="0 0 3297 6626">
          <text:p/>
        </draw:connector>
        <draw:custom-shape draw:style-name="gr18" draw:text-style-name="P3" xml:id="id9" draw:id="id9" draw:layer="layout" svg:width="3.35cm" svg:height="2.2cm" svg:x="15.25cm" svg:y="17.15cm">
          <text:p text:style-name="P1"><text:span text:style-name="T1">manufacturers</text:span></text:p>
          <text:p text:style-name="P2"><text:span text:style-name="T2">- id</text:span></text:p>
          <text:p text:style-name="P2"><text:span text:style-name="T3">--------------------</text:span></text:p>
          <text:p text:style-name="P2"><text:span text:style-name="T3">- code</text:span></text:p>
          <text:p text:style-name="P2"><text:span text:style-name="T3">- name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svg:x1="9.1cm" svg:y1="17.049cm" svg:x2="6.305cm" svg:y2="9.25cm" draw:start-shape="id8" draw:start-glue-point="5" draw:end-shape="id5" svg:d="M9100 17049h-1397v-7799h-1398" svg:viewBox="0 0 2796 7800">
          <text:p/>
        </draw:connector>
        <draw:custom-shape draw:style-name="gr19" draw:text-style-name="P3" xml:id="id11" draw:id="id11" draw:layer="layout" svg:width="3.75cm" svg:height="3.8cm" svg:x="9.1cm" svg:y="5.2cm">
          <text:p text:style-name="P1"><text:span text:style-name="T1">asset_movements</text:span></text:p>
          <text:p text:style-name="P2"><text:span text:style-name="T2">- id</text:span></text:p>
          <text:p text:style-name="P2"><text:span text:style-name="T2">- asset_id</text:span></text:p>
          <text:p text:style-name="P2"><text:span text:style-name="T2">- employee_id</text:span></text:p>
          <text:p text:style-name="P2"><text:span text:style-name="T2">- office_id</text:span></text:p>
          <text:p text:style-name="P2"><text:span text:style-name="T3">--------------------</text:span></text:p>
          <text:p text:style-name="P2"><text:span text:style-name="T3">- movement_type</text:span></text:p>
          <text:p text:style-name="P2"><text:span text:style-name="T3">- effective_from</text:span></text:p>
          <text:p text:style-name="P2"><text:span text:style-name="T3">- effective_to</text:span></text:p>
          <text:p text:style-name="P2"><text:span text:style-name="T3">- recorded_at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svg:x1="4.805cm" svg:y1="6.25cm" svg:x2="9.1cm" svg:y2="7.1cm" draw:start-shape="id5" draw:start-glue-point="4" draw:end-shape="id11" draw:end-glue-point="5" svg:d="M4805 6250v-501h2898v1351h1397" svg:viewBox="0 0 4296 1352">
          <text:p/>
        </draw:connector>
        <draw:connector draw:style-name="gr17" draw:text-style-name="P5" draw:layer="layout" svg:x1="12.85cm" svg:y1="7.1cm" svg:x2="15.25cm" svg:y2="5.35cm" draw:start-shape="id11" draw:start-glue-point="7" draw:end-shape="id12" draw:end-glue-point="5" svg:d="M12850 7100h1201v-1750h1199" svg:viewBox="0 0 2401 1751">
          <text:p/>
        </draw:connector>
        <draw:connector draw:style-name="gr17" draw:text-style-name="P5" draw:layer="layout" svg:x1="12.85cm" svg:y1="7.1cm" svg:x2="15.25cm" svg:y2="8.475cm" draw:start-shape="id11" draw:start-glue-point="7" draw:end-shape="id13" draw:end-glue-point="5" svg:d="M12850 7100h1201v1375h1199" svg:viewBox="0 0 2401 1376">
          <text:p/>
        </draw:connector>
        <draw:custom-shape draw:style-name="gr20" draw:text-style-name="P3" xml:id="id14" draw:id="id14" draw:layer="layout" svg:width="3.25cm" svg:height="2.3cm" svg:x="15.3cm" svg:y="10.85cm">
          <text:p text:style-name="P1"><text:span text:style-name="T1">locations</text:span></text:p>
          <text:p text:style-name="P2"><text:span text:style-name="T2">- id</text:span></text:p>
          <text:p text:style-name="P2"><text:span text:style-name="T3">--------------------</text:span></text:p>
          <text:p text:style-name="P2"><text:span text:style-name="T3">- name</text:span></text:p>
          <text:p text:style-name="P2"><text:span text:style-name="T3">- address</text:span></text:p>
          <text:p text:style-name="P2"><text:span text:style-name="T3">- not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7" draw:text-style-name="P5" draw:layer="layout" svg:x1="16.925cm" svg:y1="9.75cm" svg:x2="16.925cm" svg:y2="10.85cm" draw:start-shape="id13" draw:start-glue-point="6" draw:end-shape="id14" draw:end-glue-point="4" svg:d="M16925 9750v1100" svg:viewBox="0 0 1 1101">
          <text:p/>
        </draw:connector>
        <draw:connector draw:style-name="gr16" draw:text-style-name="P5" draw:layer="layout" svg:x1="25.225cm" svg:y1="12.746cm" svg:x2="25.225cm" svg:y2="14.178cm" draw:start-shape="id3" draw:start-glue-point="6" draw:end-shape="id1" draw:end-glue-point="4" svg:d="M25225 12746v1432" svg:viewBox="0 0 1 1433">
          <text:p/>
        </draw:connector>
        <draw:custom-shape draw:style-name="gr21" draw:text-style-name="P7" xml:id="id2" draw:id="id2" draw:layer="layout" svg:width="2.5cm" svg:height="1.75cm" svg:x="18.815cm" svg:y="12.981cm">
          <text:p text:style-name="P5"><text:span text:style-name="T5">X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svg:x1="12.85cm" svg:y1="13.858cm" svg:x2="18.815cm" svg:y2="13.856cm" draw:start-shape="id4" draw:start-glue-point="7" draw:end-shape="id2" draw:end-glue-point="5" svg:d="M12850 13858h2983v-2h2982" svg:viewBox="0 0 5966 3">
          <text:p/>
        </draw:connector>
        <draw:connector draw:style-name="gr16" draw:text-style-name="P5" draw:layer="layout" svg:x1="9.1cm" svg:y1="2.625cm" svg:x2="18.6cm" svg:y2="5.35cm" draw:start-shape="id10" draw:start-glue-point="7" draw:end-shape="id12" draw:end-glue-point="7" svg:d="M9100 2625h10002v2725h-502" svg:viewBox="0 0 10003 2726">
          <text:p/>
        </draw:connector>
        <draw:connector draw:style-name="gr23" draw:text-style-name="P5" draw:layer="layout" svg:x1="9.1cm" svg:y1="2.625cm" svg:x2="18.6cm" svg:y2="8.475cm" draw:start-shape="id10" draw:start-glue-point="7" draw:end-shape="id13" draw:end-glue-point="7" svg:d="M9100 2625h10002v5850h-502" svg:viewBox="0 0 10003 5851">
          <text:p/>
        </draw:connector>
        <draw:custom-shape draw:style-name="gr24" draw:text-style-name="P3" xml:id="id15" draw:id="id15" draw:layer="layout" svg:width="3cm" svg:height="2.262cm" svg:x="3.305cm" svg:y="14.488cm">
          <text:p text:style-name="P1"><text:span text:style-name="T1">statuses</text:span></text:p>
          <text:p text:style-name="P2"><text:span text:style-name="T2">- id</text:span></text:p>
          <text:p text:style-name="P2"><text:span text:style-name="T3">--------------------</text:span></text:p>
          <text:p text:style-name="P2"><text:span text:style-name="T3">- code</text:span></text:p>
          <text:p text:style-name="P2"><text:span text:style-name="T3">- label</text:span></text:p>
          <text:p text:style-name="P2"><text:span text:style-name="T3">- n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5" draw:layer="layout" svg:x1="4.805cm" svg:y1="12.25cm" svg:x2="4.805cm" svg:y2="14.488cm" draw:start-shape="id5" draw:start-glue-point="6" draw:end-shape="id15" draw:end-glue-point="4" svg:d="M4805 12250v2238" svg:viewBox="0 0 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Štýl_20_šípky_20_10" draw:display-name="Štýl šípky 10" svg:viewBox="0 0 38 40" svg:d="M19 40h1v-40h-2v40zM20 40h-20v-2h20zM18 40h20v-2h-20z"/>
    <draw:marker draw:name="Štýl_20_šípky_20_11" draw:display-name="Štýl šípky 11" svg:viewBox="-19 -40 38 40" svg:d="M0 0h1v-40h-2v40zM1 0h-20v-2h20zM-1 0h20v-2h-20z"/>
    <draw:marker draw:name="Štýl_20_šípky_20_12" draw:display-name="Štýl šípky 12" svg:viewBox="0 -3200 3000 3200" svg:d="M1500 0h1500v-200h-3000v200zM1500-200l1500-2789v-211h-114l-1286 2392v-2392h-200v2392l-1286-2392h-114v211z"/>
    <draw:marker draw:name="Štýl_20_šípky_20_9" draw:display-name="Štýl šípky 9" svg:viewBox="0 0 3000 3200" svg:d="M1500 3200h1500v-200h-3000v200zM1500 3000l1500-2789v-211h-114l-1286 2392v-2392h-200v2392l-1286-2392h-114v21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5T14:25:35.996776700</meta:creation-date>
    <dc:date>2025-09-30T10:49:38.794081600</dc:date>
    <meta:editing-duration>P1DT3H36M25S</meta:editing-duration>
    <meta:editing-cycles>58</meta:editing-cycles>
    <meta:generator>LibreOffice/25.8.1.1$Windows_X86_64 LibreOffice_project/54047653041915e595ad4e45cccea684809c77b5</meta:generator>
    <meta:document-statistic meta:object-count="32"/>
  </office:meta>
</office:document-meta>
</file>